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uminari" svg:font-family="Luminari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512cm" fo:min-width="5.102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10.5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4.5cm"/>
    </style:style>
    <style:style style:name="gr4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/>
      </style:paragraph-properties>
      <style:text-properties fo:color="#ffffff" loext:opacity="100%" style:font-name="Luminari" fo:font-size="96pt" fo:font-weight="bold"/>
    </style:style>
    <style:style style:name="P3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style:font-name="Luminari" fo:font-size="96pt" fo:font-weight="bold"/>
    </style:style>
    <style:style style:name="T1" style:family="text">
      <style:text-properties fo:color="#ffffff" loext:opacity="100%" style:font-name="Luminari" fo:font-size="9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cm" svg:height="8.5cm" svg:x="5.75cm" svg:y="12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1" draw:layer="layout" svg:width="11cm" svg:height="1cm" svg:x="5.25cm" svg:y="10.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5cm" svg:height="1cm" svg:x="8.25cm" svg:y="8.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6.25cm" svg:height="4.785cm" svg:x="7.75cm" svg:y="13.215cm">
            <draw:text-box>
              <text:p text:style-name="P2"><text:span text:style-name="T1">DD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uminari" svg:font-family="Luminari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bf0041" draw:marker-start-width="0.2cm" draw:marker-start-center="false" draw:marker-end-width="0.2cm" draw:marker-end-center="false" draw:fill="solid" draw:fill-color="#bf004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4-12-20T13:25:12.863635910</meta:creation-date>
    <dc:date>2024-12-20T14:59:42.359263583</dc:date>
    <meta:editing-duration>PT44S</meta:editing-duration>
    <meta:editing-cycles>1</meta:editing-cycles>
    <meta:document-statistic meta:object-count="5"/>
    <meta:generator>LibreOffice/7.0.0.3$MacOSX_X86_64 LibreOffice_project/8061b3e9204bef6b321a21033174034a5e2ea88e</meta:generator>
  </office:meta>
</office:document-meta>
</file>